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Manager.Profil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rofileManager.configure( Profileable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fileManager.configure( Profileable p , String pro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